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7100001BAC0BF32AA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9" style:family="paragraph" style:parent-style-name="Standard">
      <style:paragraph-properties style:text-autospace="non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weight-complex="bold"/>
    </style:style>
    <style:style style:name="P13" style:family="paragraph" style:parent-style-name="Standard">
      <style:paragraph-properties fo:margin-left="2.54cm" fo:margin-right="-0.016cm" fo:text-align="justify" style:justify-single-word="false" fo:text-indent="-2.54cm" style:auto-text-indent="false">
        <style:tab-stops/>
      </style:paragraph-properties>
    </style:style>
    <style:style style:name="P14" style:family="paragraph" style:parent-style-name="Standard">
      <style:paragraph-properties fo:margin-left="2.54cm" fo:margin-right="-0.016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lokktekst">
      <style:paragraph-properties fo:margin-left="8.311cm" fo:margin-right="0cm" fo:text-align="justify" style:justify-single-word="false" fo:text-indent="-4.501cm" style:auto-text-indent="false">
        <style:tab-stops/>
      </style:paragraph-properties>
      <style:text-properties style:font-name="Times New Roman" style:font-name-complex="Times New Roman" style:font-size-complex="12pt" style:font-weight-complex="bold"/>
    </style:style>
    <style:style style:name="P16" style:family="paragraph" style:parent-style-name="Text_20_body">
      <style:paragraph-properties loext:contextual-spacing="false" fo:margin-left="2.54cm" fo:margin-right="0cm" fo:margin-top="0cm" fo:margin-bottom="0.199cm" fo:text-align="justify" style:justify-single-word="false" fo:text-indent="-2.54cm" style:auto-text-indent="false">
        <style:tab-stops/>
      </style:paragraph-properties>
    </style:style>
    <style:style style:name="P17" style:family="paragraph" style:parent-style-name="Standard">
      <style:paragraph-properties fo:margin-left="2.54cm" fo:margin-right="0cm" fo:text-align="justify" style:justify-single-word="false" fo:text-indent="-2.54cm" style:auto-text-indent="false">
        <style:tab-stops/>
      </style:paragraph-properties>
      <style:text-properties style:font-name="Times New Roman" fo:font-size="12pt" style:font-size-asian="12pt" style:font-size-complex="12pt" style:font-style-complex="italic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22" style:family="paragraph" style:parent-style-name="Text_20_body">
      <style:paragraph-properties fo:margin-top="0cm" fo:margin-bottom="0cm"/>
    </style:style>
    <style:style style:name="P23" style:family="paragraph" style:parent-style-name="Text_20_body">
      <style:paragraph-properties fo:margin-top="0cm" fo:margin-bottom="0cm" fo:text-align="justify" style:justify-single-word="false"/>
    </style:style>
    <style:style style:name="P24" style:family="paragraph" style:parent-style-name="Text_20_body">
      <style:paragraph-properties fo:margin-top="0cm" fo:margin-bottom="0cm" fo:text-align="justify" style:justify-single-word="false" style:text-autospace="none"/>
    </style:style>
    <style:style style:name="P25" style:family="paragraph" style:parent-style-name="Text_20_body">
      <style:paragraph-properties fo:margin-top="0cm" fo:margin-bottom="0cm" fo:text-align="justify" style:justify-single-word="false" style:text-autospace="none"/>
      <style:text-properties style:font-name="Times New Roman1" fo:font-size="12pt" fo:language="fr" fo:country="FR"/>
    </style:style>
    <style:style style:name="P26" style:family="paragraph" style:parent-style-name="Text_20_body">
      <style:paragraph-properties fo:margin-top="0cm" fo:margin-bottom="0cm" fo:text-align="justify" style:justify-single-word="false"/>
      <style:text-properties style:font-name="Times New Roman1" fo:font-size="12pt" fo:font-weight="bold"/>
    </style:style>
    <style:style style:name="P27" style:family="paragraph" style:parent-style-name="Text_20_body">
      <style:paragraph-properties fo:margin-top="0cm" fo:margin-bottom="0cm"/>
      <style:text-properties fo:color="#000000"/>
    </style:style>
    <style:style style:name="P28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t" fo:country="EE" style:font-size-asian="12pt" style:font-size-complex="12pt"/>
    </style:style>
    <style:style style:name="P29" style:family="paragraph" style:parent-style-name="Text_20_body">
      <style:paragraph-properties fo:margin-top="0cm" fo:margin-bottom="0cm" fo:text-align="justify" style:justify-single-word="false"/>
      <style:text-properties fo:color="#000000"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/>
      <style:text-properties fo:color="#000000" style:font-name="Times New Roman1" fo:font-size="12pt"/>
    </style:style>
    <style:style style:name="P31" style:family="paragraph" style:parent-style-name="Text_20_body">
      <style:paragraph-properties fo:margin-top="0cm" fo:margin-bottom="0cm"/>
      <style:text-properties fo:color="#000000" style:font-name="Times New Roman1" fo:font-size="12pt" fo:language="en" fo:country="GB"/>
    </style:style>
    <style:style style:name="P32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33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margin-top="0cm" fo:margin-bottom="0cm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37" style:family="paragraph" style:parent-style-name="Text_20_body">
      <style:paragraph-properties loext:contextual-spacing="false" fo:margin-left="0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38" style:family="paragraph" style:parent-style-name="Text_20_body">
      <style:paragraph-properties loext:contextual-spacing="false" fo:margin-left="0cm" fo:margin-right="0cm" fo:margin-top="0cm" fo:margin-bottom="0.199cm" fo:text-align="justify" style:justify-single-word="false" fo:text-indent="0cm" style:auto-text-indent="false">
        <style:tab-stops/>
      </style:paragraph-properties>
    </style:style>
    <style:style style:name="P39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fo:font-size="8pt" style:font-size-asian="8pt" style:font-size-complex="8pt" style:font-style-complex="italic"/>
    </style:style>
    <style:style style:name="P40" style:family="paragraph" style:parent-style-name="Standard" style:list-style-name="WW8Num4">
      <style:paragraph-properties fo:margin-top="0cm" fo:margin-bottom="0cm" fo:text-align="justify" style:justify-single-word="false" style:text-autospace="none"/>
    </style:style>
    <style:style style:name="P41" style:family="paragraph" style:parent-style-name="Heading_20_4">
      <style:paragraph-properties fo:margin-left="1.27cm" fo:margin-right="0cm" fo:text-align="justify" style:justify-single-word="false" fo:text-indent="1.27cm" style:auto-text-indent="false">
        <style:tab-stops>
          <style:tab-stop style:position="3.81cm"/>
        </style:tab-stops>
      </style:paragraph-properties>
    </style:style>
    <style:style style:name="P42" style:family="paragraph" style:parent-style-name="Loendi_20_lõik" style:list-style-name="WW8Num3">
      <style:paragraph-properties fo:orphans="2" fo:widows="2" fo:hyphenation-ladder-count="no-limit"/>
      <style:text-properties fo:hyphenate="true" fo:hyphenation-remain-char-count="0" fo:hyphenation-push-char-count="0"/>
    </style:style>
    <style:style style:name="P43" style:family="paragraph" style:parent-style-name="Text_20_body" style:list-style-name="WW8Num4">
      <style:paragraph-properties fo:margin-top="0cm" fo:margin-bottom="0cm" fo:text-align="justify" style:justify-single-word="false" style:text-autospace="none"/>
    </style:style>
    <style:style style:name="P44" style:family="paragraph" style:parent-style-name="Text_20_body" style:list-style-name="WW8Num4">
      <style:paragraph-properties fo:margin-top="0cm" fo:margin-bottom="0cm" fo:text-align="justify" style:justify-single-word="false" style:text-autospace="none"/>
      <style:text-properties style:font-name="Times New Roman1" fo:font-size="12pt"/>
    </style:style>
    <style:style style:name="P45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6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1" fo:font-size="12pt" fo:language="en" fo:country="GB"/>
    </style:style>
    <style:style style:name="P47" style:family="paragraph" style:parent-style-name="Text_20_body">
      <style:paragraph-properties loext:contextual-spacing="false" fo:margin-left="0cm" fo:margin-right="0cm" fo:margin-top="0cm" fo:margin-bottom="0.199cm" fo:text-align="justify" style:justify-single-word="false" fo:text-indent="0cm" style:auto-text-indent="false">
        <style:tab-stops/>
      </style:paragraph-properties>
      <style:text-properties style:font-name="Times New Roman1" fo:font-size="12pt" style:font-size-asian="12pt" style:font-size-complex="12pt" style:font-style-complex="italic" style:font-weight-complex="bold"/>
    </style:style>
    <style:style style:name="T1" style:family="text">
      <style:text-properties fo:font-size="12pt" fo:language="et" fo:country="EE" fo:font-weight="bold" style:font-size-asian="12pt" style:language-asian="et" style:country-asian="EE" style:font-weight-asian="bold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 style:font-weight-complex="bold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T7" style:family="text">
      <style:text-properties style:font-name="Times New Roman" fo:font-size="12pt" fo:language="en" fo:country="US" style:font-size-asian="12pt" style:font-size-complex="12pt"/>
    </style:style>
    <style:style style:name="T8" style:family="text">
      <style:text-properties style:font-name="Times New Roman" fo:font-size="12pt" fo:language="en" fo:country="US" style:font-size-asian="12pt" style:font-size-complex="12pt" style:font-weight-complex="bold"/>
    </style:style>
    <style:style style:name="T9" style:family="text">
      <style:text-properties style:font-name="Times New Roman" fo:font-size="12pt" fo:language="en" fo:country="US" style:font-size-asian="12pt" style:language-asian="en" style:country-asian="GB" style:font-size-complex="12pt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ru" fo:country="RU" style:font-size-asian="12pt" style:language-asian="en" style:country-asian="GB" style:font-size-complex="12pt"/>
    </style:style>
    <style:style style:name="T12" style:family="text">
      <style:text-properties style:font-name="Times New Roman" fo:font-weight="normal" style:font-weight-asian="normal" style:font-name-complex="Times New Roman" style:font-size-complex="12pt"/>
    </style:style>
    <style:style style:name="T13" style:family="text">
      <style:text-properties style:font-name="Times New Roman" fo:font-weight="normal" style:font-weight-asian="normal" style:font-name-complex="Times New Roman" style:font-size-complex="12pt" style:font-weight-complex="bold"/>
    </style:style>
    <style:style style:name="T14" style:family="text">
      <style:text-properties style:font-name="Times New Roman" fo:font-size="11pt" fo:language="de" fo:country="DE" style:font-size-asian="11pt" style:font-name-complex="Times New Roman" style:font-size-complex="11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fo:color="#000000" style:font-name="Times New Roman" fo:font-size="12pt" fo:font-weight="bold" style:font-size-asian="12pt" style:font-size-complex="12pt"/>
    </style:style>
    <style:style style:name="T18" style:family="text">
      <style:text-properties fo:color="#000000" style:font-name="Times New Roman" fo:font-size="12pt" fo:language="en" fo:country="GB" fo:font-weight="bold" style:font-size-asian="12pt" style:font-size-complex="12pt"/>
    </style:style>
    <style:style style:name="T19" style:family="text">
      <style:text-properties fo:color="#000000" style:font-name="Times New Roman" fo:language="en" fo:country="GB"/>
    </style:style>
    <style:style style:name="T20" style:family="text">
      <style:text-properties fo:color="#000000" style:font-name="Times New Roman1" fo:font-size="12pt"/>
    </style:style>
    <style:style style:name="T21" style:family="text">
      <style:text-properties fo:color="#000000" style:font-name="Times New Roman1" fo:font-size="12pt" style:font-size-asian="12pt" style:font-size-complex="12pt"/>
    </style:style>
    <style:style style:name="T22" style:family="text">
      <style:text-properties fo:color="#000000" style:font-name="Times New Roman1" fo:font-size="12pt" fo:language="en" fo:country="GB"/>
    </style:style>
    <style:style style:name="T23" style:family="text">
      <style:text-properties fo:color="#000000" style:font-name="Times New Roman1" fo:font-size="12pt" fo:language="en" fo:country="GB" style:font-size-asian="12pt" style:font-size-complex="12pt"/>
    </style:style>
    <style:style style:name="T24" style:family="text">
      <style:text-properties fo:color="#000000" style:font-name="Times New Roman1" fo:font-size="12pt" fo:language="en" fo:country="GB" fo:font-weight="bold"/>
    </style:style>
    <style:style style:name="T25" style:family="text">
      <style:text-properties fo:color="#000000" style:font-name="Times New Roman1" fo:font-size="12pt" fo:language="fr" fo:country="FR" style:font-size-asian="12pt" style:font-size-complex="12pt"/>
    </style:style>
    <style:style style:name="T26" style:family="text">
      <style:text-properties fo:color="#000000" style:font-name="Times New Roman1" fo:font-size="12pt" fo:language="et" fo:country="EE"/>
    </style:style>
    <style:style style:name="T27" style:family="text">
      <style:text-properties fo:color="#000000" style:font-name="Times New Roman1" fo:font-size="12pt" fo:language="et" fo:country="EE" style:font-size-asian="12pt" style:font-size-complex="12pt"/>
    </style:style>
    <style:style style:name="T28" style:family="text">
      <style:text-properties fo:color="#000000" style:font-name="Times New Roman1" fo:font-size="12pt" fo:font-weight="bold"/>
    </style:style>
    <style:style style:name="T29" style:family="text">
      <style:text-properties fo:color="#000000" style:font-name="Times New Roman1" fo:font-size="12pt" fo:language="en" fo:country="IE"/>
    </style:style>
    <style:style style:name="T30" style:family="text">
      <style:text-properties fo:color="#000000" style:font-name="Times New Roman1" fo:font-size="12pt" fo:language="en" fo:country="US"/>
    </style:style>
    <style:style style:name="T31" style:family="text">
      <style:text-properties fo:color="#000000" style:font-name="Times New Roman1" fo:language="en" fo:country="GB" fo:font-weight="bold"/>
    </style:style>
    <style:style style:name="T32" style:family="text">
      <style:text-properties fo:color="#000000" style:font-name="Times New Roman1" fo:font-weight="bold"/>
    </style:style>
    <style:style style:name="T33" style:family="text">
      <style:text-properties style:font-name="Times New Roman1"/>
    </style:style>
    <style:style style:name="T34" style:family="text">
      <style:text-properties style:font-name="Times New Roman1" fo:font-size="12pt"/>
    </style:style>
    <style:style style:name="T35" style:family="text">
      <style:text-properties style:font-name="Times New Roman1" fo:font-size="12pt" fo:language="et" fo:country="E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style:font-name="Times New Roman1" fo:font-size="12pt" fo:font-weight="bold"/>
    </style:style>
    <style:style style:name="T37" style:family="text">
      <style:text-properties style:font-name="Times New Roman1" fo:font-size="12pt" fo:font-weight="bold" style:font-size-asian="12pt" style:font-weight-asian="bold" style:font-size-complex="12pt"/>
    </style:style>
    <style:style style:name="T3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Times New Roman1" fo:font-size="12pt" style:font-size-asian="12pt" style:font-size-complex="12pt"/>
    </style:style>
    <style:style style:name="T4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Times New Roman1" fo:font-size="12pt" fo:language="en" fo:country="US"/>
    </style:style>
    <style:style style:name="T42" style:family="text">
      <style:text-properties style:font-name="Times New Roman1" fo:font-size="12pt" fo:language="en" fo:country="US" fo:font-weight="bold" style:font-size-asian="12pt" style:font-weight-asian="bold" style:font-size-complex="12pt"/>
    </style:style>
    <style:style style:name="T43" style:family="text">
      <style:text-properties style:font-name="Times New Roman1" fo:font-size="12pt" fo:language="en" fo:country="US" fo:font-weight="bold" style:font-size-asian="12pt" style:font-name-complex="Times New Roman" style:font-size-complex="12pt"/>
    </style:style>
    <style:style style:name="T44" style:family="text">
      <style:text-properties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1" fo:font-size="12pt" fo:language="en" fo:country="US" style:font-size-asian="12pt" style:font-size-complex="12pt"/>
    </style:style>
    <style:style style:name="T46" style:family="text">
      <style:text-properties style:font-name="Times New Roman1" fo:font-size="12pt" fo:language="en" fo:country="US" style:font-size-asian="12pt" style:font-size-complex="12pt" style:font-weight-complex="bold"/>
    </style:style>
    <style:style style:name="T47" style:family="text">
      <style:text-properties style:font-name="Times New Roman1" fo:font-size="12pt" fo:language="en" fo:country="US" style:font-size-asian="12pt" style:font-name-complex="Times New Roman" style:font-size-complex="12pt"/>
    </style:style>
    <style:style style:name="T48" style:family="text">
      <style:text-properties style:font-name="Times New Roman1" fo:font-size="12pt" fo:language="en" fo:country="GB"/>
    </style:style>
    <style:style style:name="T49" style:family="text">
      <style:text-properties style:font-name="Times New Roman1" fo:font-size="12pt" fo:language="en" fo:country="GB" fo:font-weight="bold"/>
    </style:style>
    <style:style style:name="T50" style:family="text">
      <style:text-properties style:font-name="Times New Roman1" fo:font-size="12pt" fo:language="en" fo:country="IE"/>
    </style:style>
    <style:style style:name="T51" style:family="text">
      <style:text-properties style:font-name="Times New Roman1" fo:font-size="12pt" fo:language="ru" fo:country="RU"/>
    </style:style>
    <style:style style:name="T52" style:family="text">
      <style:text-properties style:font-name="Times New Roman1" fo:font-size="12pt" fo:language="ru" fo:country="RU" fo:font-weight="bold" style:font-size-asian="12pt" style:font-name-complex="Times New Roman" style:font-size-complex="12pt"/>
    </style:style>
    <style:style style:name="T53" style:family="text">
      <style:text-properties style:font-name="Times New Roman1" fo:language="en" fo:country="GB"/>
    </style:style>
    <style:style style:name="T54" style:family="text">
      <style:text-properties style:font-name="Times New Roman1" fo:language="en" fo:country="GB" fo:font-weight="bold"/>
    </style:style>
    <style:style style:name="T55" style:family="text">
      <style:text-properties style:font-name="Times New Roman1" fo:font-weight="bold"/>
    </style:style>
    <style:style style:name="T56" style:family="text">
      <style:text-properties style:font-name="Times New Roman1" fo:font-weight="bold" style:font-weight-asian="bold"/>
    </style:style>
    <style:style style:name="T57" style:family="text">
      <style:text-properties fo:font-weight="bold" style:font-weight-asian="bold"/>
    </style:style>
    <style:style style:name="T58" style:family="text">
      <style:text-properties fo:font-variant="normal" fo:text-transform="none" style:font-name="Symbol1"/>
    </style:style>
    <style:style style:name="T59" style:family="text">
      <style:text-properties fo:font-variant="normal" fo:text-transform="none" style:font-name="Symbol1" fo:language="et" fo:country="EE"/>
    </style:style>
    <style:style style:name="T60" style:family="text">
      <style:text-properties fo:font-variant="normal" fo:text-transform="none" style:font-name="Symbol1" fo:language="en" fo:country="GB"/>
    </style:style>
    <style:style style:name="T61" style:family="text">
      <style:text-properties fo:font-variant="normal" fo:text-transform="none" style:font-name="Symbol1" fo:language="en" fo:country="US"/>
    </style:style>
    <style:style style:name="T62" style:family="text">
      <style:text-properties style:font-name="Symbol1"/>
    </style:style>
    <style:style style:name="T63" style:family="text">
      <style:text-properties style:font-name="Symbol1" fo:language="et" fo:country="EE"/>
    </style:style>
    <style:style style:name="T64" style:family="text">
      <style:text-properties style:font-name="Symbol1" fo:language="en" fo:country="GB"/>
    </style:style>
    <style:style style:name="T65" style:family="text">
      <style:text-properties style:font-name="Symbol1" fo:language="en" fo:country="US"/>
    </style:style>
    <style:style style:name="T66" style:family="text">
      <style:text-properties fo:language="en" fo:country="US" style:font-name-complex="Times New Roman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">CURRICULUM VITAE</text:p>
      <text:p text:style-name="P1"/>
      <text:p text:style-name="Standard"><draw:frame draw:style-name="fr1" draw:name="graphics1" text:anchor-type="paragraph" svg:x="10.16cm" svg:y="0.418cm" svg:width="5.018cm" style:rel-width="scale" svg:height="5.059cm" style:rel-height="scale" draw:z-index="0"><draw:image xlink:href="Pictures/2000000700001B7100001BAC0BF32AA6.wmf" xlink:type="simple" xlink:show="embed" xlink:actuate="onLoad"/></draw:frame><text:span text:style-name="Lõigu_20_vaikefont"><text:span text:style-name="T1"/></text:span></text:p>
      <text:p text:style-name="Standard"><text:span text:style-name="Lõigu_20_vaikefont"><text:span text:style-name="T37">Имя</text:span></text:span><text:span text:style-name="Lõigu_20_vaikefont"><text:span text:style-name="T2">:</text:span></text:span><text:span text:style-name="Lõigu_20_vaikefont"><text:span text:style-name="T4"><text:tab/><text:tab/><text:tab/></text:span></text:span><text:span text:style-name="Lõigu_20_vaikefont"><text:span text:style-name="T39">Урмас Репинский</text:span></text:span></text:p>
      <text:p text:style-name="P3"><text:span text:style-name="Lõigu_20_vaikefont"><text:span text:style-name="T37">Дата Рождения</text:span></text:span><text:span text:style-name="Lõigu_20_vaikefont"><text:span text:style-name="T2">:<text:tab/></text:span></text:span><text:span text:style-name="Lõigu_20_vaikefont"><text:span text:style-name="T4">12. </text:span></text:span><text:span text:style-name="Lõigu_20_vaikefont"><text:span text:style-name="T39">Марта</text:span></text:span><text:span text:style-name="Lõigu_20_vaikefont"><text:span text:style-name="T4"> 1981</text:span></text:span></text:p>
      <text:p text:style-name="P4"/>
      <text:p text:style-name="P6"/>
      <text:p text:style-name="P3"><text:span text:style-name="Lõigu_20_vaikefont"><text:span text:style-name="T37">Национальность</text:span></text:span><text:span text:style-name="Lõigu_20_vaikefont"><text:span text:style-name="T2">:<text:tab/></text:span></text:span><text:span text:style-name="Lõigu_20_vaikefont"><text:span text:style-name="T40">Русский</text:span></text:span><text:span text:style-name="Lõigu_20_vaikefont"><text:span text:style-name="T2"> </text:span></text:span></text:p>
      <text:p text:style-name="P3"><text:span text:style-name="Lõigu_20_vaikefont"><text:span text:style-name="T42">Гражданство</text:span></text:span><text:span text:style-name="Lõigu_20_vaikefont"><text:span text:style-name="T2">:<text:tab/></text:span></text:span><text:span text:style-name="Lõigu_20_vaikefont"><text:span text:style-name="T7">Estonia/EU</text:span></text:span></text:p>
      <text:p text:style-name="P3"><text:span text:style-name="Lõigu_20_vaikefont"><text:span text:style-name="T42">Желаемое Место Работы</text:span></text:span><text:span text:style-name="Lõigu_20_vaikefont"><text:span text:style-name="T2">: </text:span></text:span><text:span text:style-name="Lõigu_20_vaikefont"><text:span text:style-name="T44">Санкт-Петербург</text:span></text:span><text:span text:style-name="Lõigu_20_vaikefont"><text:span text:style-name="T7">, </text:span></text:span><text:span text:style-name="Lõigu_20_vaikefont"><text:span text:style-name="T45">Россия</text:span></text:span></text:p>
      <text:p text:style-name="P7"/>
      <text:p text:style-name="P6">Contact Information:</text:p>
      <text:p text:style-name="P6"><text:tab/></text:p>
      <text:p text:style-name="P3"><text:span text:style-name="Lõigu_20_vaikefont"><text:span text:style-name="T37">Телефон</text:span></text:span><text:span text:style-name="Lõigu_20_vaikefont"><text:span text:style-name="T2">:<text:tab/><text:tab/></text:span></text:span><text:span text:style-name="Lõigu_20_vaikefont"><text:span text:style-name="T35">+372 57 825645</text:span></text:span></text:p>
      <text:p text:style-name="P3"><text:span text:style-name="Lõigu_20_vaikefont"><text:span text:style-name="T3">E-mail:</text:span></text:span><text:span text:style-name="Lõigu_20_vaikefont"><text:span text:style-name="T4"><text:tab/><text:tab/>urrimus@hotmail.com</text:span></text:span></text:p>
      <text:p text:style-name="P3"><text:span text:style-name="Lõigu_20_vaikefont"><text:span text:style-name="T3">Skype:<text:tab/></text:span></text:span><text:span text:style-name="Lõigu_20_vaikefont"><text:span text:style-name="T4"> <text:s text:c="2"/></text:span></text:span><text:span text:style-name="Lõigu_20_vaikefont"><text:span text:style-name="T7"><text:tab/><text:tab/></text:span></text:span><text:span text:style-name="Lõigu_20_vaikefont"><text:span text:style-name="T4">urimus</text:span></text:span></text:p>
      <text:p text:style-name="P18"><text:span text:style-name="Lõigu_20_vaikefont"><text:span text:style-name="T38">Домашняя Страница</text:span></text:span><text:span text:style-name="Lõigu_20_vaikefont"><text:span text:style-name="T3">:</text:span></text:span><text:span text:style-name="Lõigu_20_vaikefont"><text:span text:style-name="T4"> <text:s text:c="4"/><text:tab/></text:span></text:span><text:span text:style-name="Lõigu_20_vaikefont"><text:span text:style-name="T14">https://urimus.wasmer.app/about_me_rus.html</text:span></text:span></text:p>
      <text:p text:style-name="P3"><text:span text:style-name="Lõigu_20_vaikefont"><text:span text:style-name="T42">Доступность</text:span></text:span><text:span text:style-name="Lõigu_20_vaikefont"><text:span text:style-name="T6"> </text:span></text:span><text:span text:style-name="Lõigu_20_vaikefont"><text:span text:style-name="T2">:<text:tab/></text:span></text:span><text:span text:style-name="Lõigu_20_vaikefont"><text:span text:style-name="T44">Требуется Оформление Рабочей Визы в Россию из Эстонии</text:span></text:span><text:span text:style-name="Lõigu_20_vaikefont"><text:span text:style-name="T10"> </text:span></text:span></text:p>
      <text:p text:style-name="P6"/>
      <text:p text:style-name="P13"><text:span text:style-name="Lõigu_20_vaikefont"><text:span text:style-name="T37">Образование</text:span></text:span><text:span text:style-name="Lõigu_20_vaikefont"><text:span text:style-name="T2">:</text:span></text:span><text:span text:style-name="Lõigu_20_vaikefont"><text:span text:style-name="T5"> 200</text:span></text:span><text:span text:style-name="Lõigu_20_vaikefont"><text:span text:style-name="T8">9</text:span></text:span><text:span text:style-name="Lõigu_20_vaikefont"><text:span text:style-name="T5">-201</text:span></text:span><text:span text:style-name="Lõigu_20_vaikefont"><text:span text:style-name="T8">4 (</text:span></text:span><text:span text:style-name="Lõigu_20_vaikefont"><text:span text:style-name="T46">не</text:span></text:span><text:span text:style-name="Lõigu_20_vaikefont"><text:span text:style-name="T8"> </text:span></text:span><text:span text:style-name="Lõigu_20_vaikefont"><text:span text:style-name="T46">закончено</text:span></text:span><text:span text:style-name="Lõigu_20_vaikefont"><text:span text:style-name="T8">)</text:span></text:span><text:span text:style-name="Lõigu_20_vaikefont"><text:span text:style-name="T5"> <text:s/><text:tab/>PhD Computer Science, Tallinn University of Technology, Tallinn, </text:span></text:span><text:span text:style-name="Lõigu_20_vaikefont"><text:span text:style-name="T4">Estonia.</text:span></text:span></text:p>
      <text:p text:style-name="P12"/>
      <text:p text:style-name="P14"><text:span text:style-name="Lõigu_20_vaikefont"><text:span text:style-name="T5">2004 - 2006<text:tab/></text:span></text:span><text:span text:style-name="Lõigu_20_vaikefont"><text:span text:style-name="T4">MSc Computer Science, Tallinn University of Technology, Tallinn, Estonia</text:span></text:span></text:p>
      <text:p text:style-name="P15"/>
      <text:p text:style-name="P41"><text:span text:style-name="Lõigu_20_vaikefont"><text:span text:style-name="T12">1999 - 2004</text:span></text:span><text:span text:style-name="Lõigu_20_vaikefont"><text:span text:style-name="T13"><text:tab/>BSc Computer Science, University of Tartu, Tartu, Estonia</text:span></text:span></text:p>
      <text:p text:style-name="P5"/>
      <text:p text:style-name="P16"><text:span text:style-name="Lõigu_20_vaikefont"><text:span text:style-name="T52">Обо мне</text:span></text:span><text:span text:style-name="Lõigu_20_vaikefont"><text:span text:style-name="T43">:</text:span></text:span></text:p>
      <text:p text:style-name="P47"><text:span text:style-name="Lõigu_20_vaikefont"><text:span text:style-name="T66">Здравствуйте,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Проект, которым я занимался в Таллиннском Техническом Университете - Forensic - был на с++, научный проект. Достаточное описание в Резюме, ссылка на английском http://www.informatik.uni-bremen.de/agra/eng/forensic.php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У меня есть домашняя страница на Wasmer, полностью функционирующая: https://urimus.wasmer.app/about_me_rus.html</text:span></text:span></text:p>
      <text:p text:style-name="P47"><text:span text:style-name="Lõigu_20_vaikefont"><text:span text:style-name="T66">Страница так-же является и портфолио.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В основном код страницы состоит из Html+JavaScript, немного PHP (на Wasmer не работает). Для работы каждой HTML страницы используется скрипт https://urimus.wasmer.app/scripts/pageResize.js</text:span></text:span></text:p>
      <text:p text:style-name="P47"><text:span text:style-name="Lõigu_20_vaikefont"><text:span text:style-name="T66">Для отображения Появляющегося Меню используется скрипт </text:span></text:span><text:soft-page-break/><text:span text:style-name="Lõigu_20_vaikefont"><text:span text:style-name="T66">https://urimus.wasmer.app/scripts/showMenu.js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Вас заинтересовать могут разделы:</text:span></text:span></text:p>
      <text:p text:style-name="P47"><text:span text:style-name="Lõigu_20_vaikefont"><text:span text:style-name="T66">1. Карта Сайта - https://urimus.wasmer.app/index_rus.html?type=aboutme&amp;sortby=name . JavaScript Код, который обеспечивает работу этого раздела - https://urimus.wasmer.app/scripts/showContents.js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2. Новости - Строка Новостей NASA - https://urimus.wasmer.app/news_rus.html?source=nasa&amp;type=releases (имеются ещё Новости, полный список на Странице в Разделе Новости). Соответственный Код - https://urimus.wasmer.app/scripts/showFeed.js . Для чтения Строки используется библиотека feednami (https://toolkit.sekando.com/docs/en/feednami) которая работает на JavaScript.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3. Наиболее Объёмный раздел - HTML редактор, который позволяет модифицировать содержание данного сайта онлайн прямо с этого же веб-сайта. Для работы редактора (https://urimus.wasmer.app/html_editor_rus.html?pattern=spec/mo*&amp;i=0) требуется поддержка PHP и, так-же, пароль, на Wasmer он не функционирует, но соответственные JavaScript файлы для работы на сервере, поддерживающем PHP далее:</text:span></text:span></text:p>
      <text:p text:style-name="P47"><text:span text:style-name="Lõigu_20_vaikefont"><text:span text:style-name="T66">a. https://urimus.wasmer.app/scripts/processSearchAndReplace.js</text:span></text:span></text:p>
      <text:p text:style-name="P47"><text:span text:style-name="Lõigu_20_vaikefont"><text:span text:style-name="T66">b. https://urimus.wasmer.app/scripts/functionsAndConstants.js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Так-же хорошо знаю C++, JavaScript, PHP, HTML, Css, MySQL, изучаю Python.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Спасибо,</text:span></text:span></text:p>
      <text:p text:style-name="P47"><text:span text:style-name="Lõigu_20_vaikefont"><text:span text:style-name="T66">Урмас Репинский.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>Pdf CV - https://urimus.wasmer.app/cv/CV_Russian_Urmas_Repinski.pdf</text:span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/></text:span></text:p>
      <text:p text:style-name="P47"><text:span text:style-name="Lõigu_20_vaikefont"><text:span text:style-name="T66"/></text:span></text:p>
      <text:p text:style-name="P17"/>
      <text:p text:style-name="P19"><text:soft-page-break/><text:span text:style-name="T33">Сводка</text:span> <text:span text:style-name="T33">Опыта</text:span><text:span text:style-name="T53">:</text:span></text:p>
      <text:p text:style-name="P6"/>
      <text:p text:style-name="P10">▪ <text:span text:style-name="T33">Разнорабочий</text:span> – <text:span text:style-name="T33">Фабричный</text:span> <text:span text:style-name="T33">Рабочий</text:span> <text:span text:style-name="T33">в</text:span> <text:span text:style-name="T53">Gap Personnel, Wrexham, UK, </text:span><text:span text:style-name="T33">Декабрь</text:span> <text:span text:style-name="T53">2015 - </text:span><text:span text:style-name="T33">Февраль</text:span> <text:span text:style-name="T53">2016</text:span>.</text:p>
      <text:p text:style-name="P9"/>
      <text:p text:style-name="P11"><text:span text:style-name="Lõigu_20_vaikefont"><text:span text:style-name="T21">Адрес</text:span></text:span><text:span text:style-name="Lõigu_20_vaikefont"><text:span text:style-name="T23">: 12 Charles Street, Wrexham, Wrexham Maelor, UK, LL13 8BT</text:span></text:span><text:span text:style-name="Lõigu_20_vaikefont"><text:span text:style-name="T16">:</text:span></text:span></text:p>
      <text:p text:style-name="P24"><text:span text:style-name="Lõigu_20_vaikefont"><text:span text:style-name="T21">Телефон</text:span></text:span><text:span text:style-name="Lõigu_20_vaikefont"><text:span text:style-name="T25">: 01978 366666</text:span></text:span></text:p>
      <text:p text:style-name="P25"><text:span text:style-name="Lõigu_20_vaikefont"><text:span text:style-name="T25">Email: wrexham@gap-personnel.com</text:span></text:span></text:p>
      <text:list xml:id="list2878051338217045991" text:style-name="WW8Num4">
        <text:list-item>
          <text:p text:style-name="P43"><text:span text:style-name="Lõigu_20_vaikefont"><text:span text:style-name="T27">Различные Задачи Разнорабочего.</text:span></text:span></text:p>
        </text:list-item>
        <text:list-item>
          <text:p text:style-name="P44"><text:span text:style-name="Lõigu_20_vaikefont"><text:span text:style-name="T27">Работа была 8 часов в день, 5-6 дней в неделю.</text:span></text:span></text:p>
        </text:list-item>
        <text:list-item>
          <text:p text:style-name="P40"><text:span text:style-name="Lõigu_20_vaikefont"><text:span text:style-name="T27">Переехал в Берлин</text:span></text:span><text:span text:style-name="Lõigu_20_vaikefont"><text:span text:style-name="T16">.</text:span></text:span></text:p>
        </text:list-item>
      </text:list>
      <text:p text:style-name="P6"/>
      <text:p text:style-name="P28">▪ <text:span text:style-name="T55">Веб Разработчик – </text:span><text:span text:style-name="T54">Laravel</text:span> – <text:span text:style-name="T54">AskAlpha</text:span><text:span text:style-name="T55">, </text:span><text:span text:style-name="T54">Bangkok</text:span><text:span text:style-name="T55">, </text:span><text:span text:style-name="T54">Thailand</text:span><text:span text:style-name="T55">, Июль 2015 - Август 2015.</text:span></text:p>
      <text:p text:style-name="P30"/>
      <text:p text:style-name="P22"><text:span text:style-name="T20">Работал как Веб Разработчик</text:span><text:span text:style-name="T15"> </text:span><text:span text:style-name="T20">в </text:span><text:span text:style-name="T22">AskAlpha</text:span><text:span text:style-name="T20">, </text:span><text:span text:style-name="T22">Bangkok</text:span><text:span text:style-name="T20">, </text:span><text:span text:style-name="T22">Thailand</text:span><text:span text:style-name="T20">. Мои задачи были</text:span><text:span text:style-name="T22">:</text:span></text:p>
      <text:p text:style-name="P35"><text:span text:style-name="T63">-</text:span><text:span text:style-name="T59"><text:tab/></text:span><text:span text:style-name="T20">Планирование, Разработка, Написание Кода и Документации для Веб-Сайта Аренды</text:span><text:span text:style-name="T26">/</text:span><text:span text:style-name="T20">Страхования Машин</text:span><text:span text:style-name="T26">.</text:span></text:p>
      <text:p text:style-name="P36"><text:span text:style-name="T63">-</text:span><text:span text:style-name="T59"><text:tab/></text:span><text:span text:style-name="T20">Использованные Техники</text:span><text:span text:style-name="T15"> – </text:span><text:span text:style-name="T26">Jquery, Laravel, Bootstrap</text:span><text:span text:style-name="T20">.</text:span></text:p>
      <text:p text:style-name="P36"><text:span text:style-name="T63">-</text:span><text:span text:style-name="T59"><text:tab/></text:span><text:span text:style-name="T20">К сожалению Проработал 1 Месяц Только</text:span><text:span text:style-name="T26">.</text:span></text:p>
      <text:p text:style-name="P20"/>
      <text:p text:style-name="P33"><text:span text:style-name="T15">▪ </text:span><text:span text:style-name="T55">Разнорабочий </text:span><text:span text:style-name="T32">– Кухонный Портье в </text:span><text:span text:style-name="T31">Evolve</text:span><text:span text:style-name="T15"> </text:span><text:span text:style-name="T31">Recruitment</text:span><text:span text:style-name="T32">, </text:span><text:span text:style-name="T31">London</text:span><text:span text:style-name="T32">, Ноябрь 2014 - Январь 2015.</text:span></text:p>
      <text:p text:style-name="P22"><text:span text:style-name="T20">Адрес</text:span><text:span text:style-name="T29">: 4th Floor, Greenhill House, 90-93 Cowcross Street, London, UK, EC1M 6BF</text:span></text:p>
      <text:p text:style-name="P22"><text:span text:style-name="T20">Телефон</text:span><text:span text:style-name="T29">: 0207 397 1260</text:span></text:p>
      <text:p text:style-name="P22"><text:span text:style-name="T29">Email: </text:span><text:a xlink:type="simple" xlink:href="mailto:evolvelondon@evolvehospitality.co.uk" text:style-name="Internet_20_link" text:visited-style-name="Visited_20_Internet_20_Link"><text:span text:style-name="T50">evolvelondon@evolvehospitality.co.uk</text:span></text:a></text:p>
      <text:p text:style-name="P22"><text:span text:style-name="T20">Работал</text:span><text:span text:style-name="T15"> </text:span><text:span text:style-name="T20">как</text:span><text:span text:style-name="T15"> </text:span><text:span text:style-name="T20">Кухонный</text:span><text:span text:style-name="T15"> </text:span><text:span text:style-name="T20">Портье</text:span><text:span text:style-name="T15"> </text:span><text:span text:style-name="T20">в</text:span><text:span text:style-name="T15"> </text:span><text:span text:style-name="T22">Evolve Recruitment, London, UK. </text:span><text:span text:style-name="T20">Мои задачи были</text:span><text:span text:style-name="T22">:</text:span></text:p>
      <text:p text:style-name="P35"><text:span text:style-name="T63">-</text:span><text:span text:style-name="T59"><text:tab/></text:span><text:span text:style-name="T20">Мытьё Посуды, Уборка и Помощь на Кухне.</text:span></text:p>
      <text:p text:style-name="P35"><text:span text:style-name="T63">-</text:span><text:span text:style-name="T59"><text:tab/></text:span><text:span text:style-name="T20">Работа с Частичной Занятостью</text:span><text:span text:style-name="T22">.</text:span></text:p>
      <text:p text:style-name="P27"/>
      <text:p text:style-name="P27"/>
      <text:p text:style-name="P22"><text:span text:style-name="T17">▪ </text:span><text:span text:style-name="T36">Разнорабочий</text:span> <text:span text:style-name="T24">- </text:span><text:span text:style-name="T28">Упаковщик</text:span><text:span text:style-name="T15"> </text:span><text:span text:style-name="T28">в</text:span><text:span text:style-name="T15"> </text:span><text:span text:style-name="T24">Staffline Recruitment, </text:span><text:span text:style-name="T28">Май</text:span><text:span text:style-name="T15"> </text:span><text:span text:style-name="T24">2014 - </text:span><text:span text:style-name="T28">Октябрь</text:span><text:span text:style-name="T15"> </text:span><text:span text:style-name="T24">2014.</text:span></text:p>
      <text:p text:style-name="P22"><text:span text:style-name="T20">Адрес</text:span><text:span text:style-name="T22">: 21 Melford Rd, Righead Ind Est, Bellshill, Lanarkshire, UK, ML4 3LR</text:span></text:p>
      <text:p text:style-name="P22"><text:span text:style-name="T20">Телефон</text:span><text:span text:style-name="T22">: 01698 748016</text:span></text:p>
      <text:p text:style-name="P31">Email: enquiries@staffline.co.uk</text:p>
      <text:p text:style-name="P22"><text:span text:style-name="T20">Работал</text:span><text:span text:style-name="T15"> </text:span><text:span text:style-name="T20">как</text:span><text:span text:style-name="T15"> </text:span><text:span text:style-name="T20">Разнорабочий</text:span><text:span text:style-name="T15"> </text:span><text:span text:style-name="T20">в</text:span><text:span text:style-name="T15"> </text:span><text:span text:style-name="T22">Staffline Recruitment </text:span><text:span text:style-name="T20">в</text:span><text:span text:style-name="T15"> </text:span><text:span text:style-name="T22">Morrisons Warehouse, Bellshill, Schottland, UK. </text:span><text:span text:style-name="T20">Мои задачи были</text:span><text:span text:style-name="T22">:</text:span></text:p>
      <text:p text:style-name="P35"><text:span text:style-name="T62">-</text:span><text:span text:style-name="T58"><text:tab/></text:span><text:span text:style-name="T20">Работа была 8 часов в день, 5-6 дней в неделю.</text:span></text:p>
      <text:p text:style-name="P35"><text:span text:style-name="T64">-</text:span><text:span text:style-name="T60"><text:tab/></text:span><text:span text:style-name="T20">После Переехал в Лондон</text:span><text:span text:style-name="T22">.</text:span></text:p>
      <text:p text:style-name="P27"/>
      <text:p text:style-name="P23"/>
      <text:p text:style-name="P23"><text:span text:style-name="T18">▪ </text:span><text:span text:style-name="T49">PHP </text:span><text:span text:style-name="T36">Разработчик</text:span> – <text:span text:style-name="T49">Satron RD (TOP-Tronic)</text:span></text:p>
      <text:p text:style-name="P23"><text:span text:style-name="T36">Май</text:span> <text:span text:style-name="T49">2012 – </text:span><text:span text:style-name="T36">Июль</text:span> <text:span text:style-name="T49">2012</text:span></text:p>
      <text:p text:style-name="P23"/>
      <text:p text:style-name="P23"><text:span text:style-name="T34">Работал как </text:span><text:span text:style-name="T48">PHP</text:span> <text:span text:style-name="T34">Разработчик в </text:span><text:span text:style-name="T48">Satron</text:span> <text:span text:style-name="T48">RD</text:span><text:span text:style-name="T34">, </text:span><text:span text:style-name="T48">Estonia</text:span></text:p>
      <text:p text:style-name="P36"><text:span text:style-name="T62">-</text:span><text:span text:style-name="T58"><text:tab/></text:span><text:span text:style-name="T34">Был Ответственным за Разработку Обьект-Ориентированных Структур для </text:span><text:span text:style-name="T48">PHP</text:span> <text:span text:style-name="T34">ПО.</text:span></text:p>
      <text:p text:style-name="P36"><text:soft-page-break/><text:span text:style-name="T62">-</text:span><text:span text:style-name="T58"><text:tab/></text:span><text:span text:style-name="T51">Размер</text:span><text:span text:style-name="T34"> кода был более 5 тысяч строк.</text:span></text:p>
      <text:p text:style-name="P36"><text:span text:style-name="T62">-</text:span><text:span text:style-name="T58"><text:tab/></text:span><text:span text:style-name="T34">Простое и Надёжное ПО для Редактирования Языков для </text:span><text:span text:style-name="T48">Jura</text:span> <text:span text:style-name="T48">Coffee</text:span> <text:span text:style-name="T48">Machines</text:span><text:span text:style-name="T34">.</text:span></text:p>
      <text:p text:style-name="P23"/>
      <text:p text:style-name="P23"/>
      <text:p text:style-name="P23"><text:span text:style-name="T18">▪ </text:span><text:span text:style-name="T49">C++ </text:span><text:span text:style-name="T36">Разработчик</text:span> – <text:span text:style-name="T49">Tallinn University of Technology</text:span></text:p>
      <text:p text:style-name="P23"><text:span text:style-name="T36">Январь</text:span> <text:span text:style-name="T49">2010 – </text:span><text:span text:style-name="T36">Март</text:span> <text:span text:style-name="T49">2012</text:span></text:p>
      <text:p text:style-name="P23"/>
      <text:p text:style-name="P23"><text:span text:style-name="T34">В 2010 начал работать как разработчик для </text:span><text:span text:style-name="T48">Tallinn</text:span> <text:span text:style-name="T48">University</text:span> <text:span text:style-name="T48">of</text:span> <text:span text:style-name="T48">Technology</text:span><text:span text:style-name="T34">. Проект</text:span> <text:span text:style-name="T34">Был</text:span> <text:span text:style-name="T34">Основан</text:span> <text:span text:style-name="T34">на</text:span> <text:span text:style-name="T48">C++ </text:span><text:span text:style-name="T34">Обьект</text:span><text:span text:style-name="T41">-</text:span><text:span text:style-name="T34">Ориентированной</text:span> <text:span text:style-name="T34">Модели</text:span><text:span text:style-name="T48">, model-based error localisation and mutation-based error correction of C designs, </text:span><text:span text:style-name="T34">и</text:span> <text:span text:style-name="T34">проект</text:span> <text:span text:style-name="T34">закончен</text:span><text:span text:style-name="T48">.</text:span></text:p>
      <text:p text:style-name="P36"><text:span text:style-name="T65">-</text:span><text:span text:style-name="T61"><text:tab/></text:span><text:span text:style-name="T34">Был Ответственен за Разработку Обьект-Ориентированной Структуры </text:span><text:span text:style-name="T48">DIAMOND</text:span> <text:span text:style-name="T34">проекта.</text:span></text:p>
      <text:p text:style-name="P36"><text:span text:style-name="T65">-</text:span><text:span text:style-name="T61"><text:tab/></text:span><text:span text:style-name="T34">Ответственен</text:span> <text:span text:style-name="T34">за</text:span> <text:span text:style-name="T34">Разработку</text:span> <text:span text:style-name="T48">error localisation and correction back-ends </text:span><text:span text:style-name="T34">разрабатываемого ПО</text:span><text:span text:style-name="T48">. </text:span></text:p>
      <text:p text:style-name="P36"><text:span text:style-name="T65">-</text:span><text:span text:style-name="T61"><text:tab/></text:span><text:span text:style-name="T34">Протестировал ПО с различными </text:span><text:span text:style-name="T48">C</text:span> <text:span text:style-name="T34">Дизайнами.</text:span></text:p>
      <text:p text:style-name="P36"><text:span text:style-name="T65">-</text:span><text:span text:style-name="T61"><text:tab/></text:span><text:span text:style-name="T34">Размер ПО Был Более 20 тысяч строк кода и требовал более 50 </text:span><text:span text:style-name="T48">C</text:span><text:span text:style-name="T34">++ файлов.</text:span></text:p>
      <text:p text:style-name="P23"> </text:p>
      <text:p text:style-name="P23"> </text:p>
      <text:p text:style-name="P23"><text:span text:style-name="T18">▪ </text:span><text:span text:style-name="T49">C++ </text:span><text:span text:style-name="T36">Разработчик</text:span> – <text:span text:style-name="T49">Information Technology N</text:span></text:p>
      <text:p text:style-name="P23"><text:span text:style-name="T36">Февраль</text:span> <text:span text:style-name="T49">2009 – </text:span><text:span text:style-name="T36">Декабрь</text:span> <text:span text:style-name="T49">2009</text:span></text:p>
      <text:p text:style-name="P23"/>
      <text:p text:style-name="P23"><text:span text:style-name="T34">В 2009 Работал как </text:span><text:span text:style-name="T48">c</text:span><text:span text:style-name="T34">++ разработчик в </text:span><text:span text:style-name="T48">Information</text:span> <text:span text:style-name="T48">Technology</text:span> <text:span text:style-name="T34">Ń, Итальянская Компания. </text:span></text:p>
      <text:p text:style-name="P36"><text:span text:style-name="T65">-</text:span><text:span text:style-name="T61"><text:tab/></text:span><text:span text:style-name="T34">Ответственен за Разработку Обьект-Ориентированной Структуры для проекта 3</text:span><text:span text:style-name="T48">D</text:span> <text:span text:style-name="T34">моделлирования.</text:span></text:p>
      <text:p text:style-name="P36"><text:span text:style-name="T65">-</text:span><text:span text:style-name="T61"><text:tab/></text:span><text:span text:style-name="T34">Протестировал</text:span> <text:span text:style-name="T34">ПО</text:span> <text:span text:style-name="T48">3D </text:span><text:span text:style-name="T34">моделлирования</text:span><text:span text:style-name="T48">.</text:span></text:p>
      <text:p text:style-name="P36"><text:span text:style-name="T65">-</text:span><text:span text:style-name="T61"><text:tab/></text:span><text:span text:style-name="T34">Использовал</text:span> <text:span text:style-name="T48">AutoCAD </text:span><text:span text:style-name="T34">для Разработки</text:span><text:span text:style-name="T48">.</text:span></text:p>
      <text:p text:style-name="P36"><text:span text:style-name="T65">-</text:span><text:span text:style-name="T61"><text:tab/></text:span><text:span text:style-name="T34">Размер ПО Был Более 5 тысяч строк кода и требовал более 50 </text:span><text:span text:style-name="T48">C</text:span><text:span text:style-name="T34">++ файлов.</text:span></text:p>
      <text:p text:style-name="P23"/>
      <text:p text:style-name="P23"/>
      <text:p text:style-name="P23"><text:span text:style-name="T17">▪ </text:span><text:span text:style-name="T36">Рабочий на Линии – Пищевые Фабрики в </text:span><text:span text:style-name="T49">UK</text:span></text:p>
      <text:p text:style-name="P26">Январь 2008 – Март 2009</text:p>
      <text:p text:style-name="P32"/>
      <text:p text:style-name="P23"><text:span text:style-name="T20">Работал как Рабочий на линии в Пищевых Фабриках, </text:span><text:span text:style-name="T22">Boston</text:span><text:span text:style-name="T20">, </text:span><text:span text:style-name="T22">UK</text:span><text:span text:style-name="T20">. Мои задачи были</text:span><text:span text:style-name="T22">:</text:span></text:p>
      <text:p text:style-name="P36"><text:span text:style-name="T64">-</text:span><text:span text:style-name="T60"><text:tab/></text:span><text:span text:style-name="T20">Работа на линии</text:span><text:span text:style-name="T30">.</text:span></text:p>
      <text:p text:style-name="P36"><text:span text:style-name="T64">-</text:span><text:span text:style-name="T60"><text:tab/></text:span><text:span text:style-name="T30">40 </text:span><text:span text:style-name="T20">Часов в неделю</text:span><text:span text:style-name="T30">.</text:span></text:p>
      <text:p text:style-name="P36"><text:span text:style-name="T64">-</text:span><text:span text:style-name="T60"><text:tab/></text:span><text:span text:style-name="T20">После Переехал в Таллинн</text:span><text:span text:style-name="T30">.</text:span></text:p>
      <text:p text:style-name="P23"/>
      <text:p text:style-name="P23"/>
      <text:p text:style-name="P23"><text:span text:style-name="T18">▪ </text:span><text:span text:style-name="T49">PHP </text:span><text:span text:style-name="T36">Разработчик</text:span> – <text:span text:style-name="T49">Titanium Systems</text:span></text:p>
      <text:p text:style-name="P23"><text:span text:style-name="T36">Ноябрь</text:span> <text:span text:style-name="T49">2006 – </text:span><text:span text:style-name="T36">Декабрь</text:span> <text:span text:style-name="T49">2007</text:span></text:p>
      <text:p text:style-name="P23"/>
      <text:p text:style-name="P23"><text:span text:style-name="T34">В 2006 работал как </text:span><text:span text:style-name="T48">PHP</text:span> <text:span text:style-name="T34">Разработчик в </text:span><text:span text:style-name="T48">Titanium</text:span> <text:span text:style-name="T48">Systems</text:span><text:span text:style-name="T34">, </text:span><text:span text:style-name="T48">Estonia</text:span><text:span text:style-name="T34">.</text:span></text:p>
      <text:p text:style-name="P36"><text:span text:style-name="T62">-</text:span><text:span text:style-name="T58"><text:tab/></text:span><text:span text:style-name="T34">Был ответственен за Разработку Административного </text:span><text:span text:style-name="T48">Back</text:span><text:span text:style-name="T34">-</text:span><text:span text:style-name="T48">End</text:span> <text:span text:style-name="T34">Интернет-Страницы Аренды машин.</text:span></text:p>
      <text:list xml:id="list5170424529237584381" text:style-name="L1">
        <text:list-item>
          <text:p text:style-name="P45"><text:span text:style-name="T34">Протестировал Разрабатываемое ПО</text:span><text:span text:style-name="T48">.</text:span></text:p>
          <text:p text:style-name="P46"/>
        </text:list-item>
      </text:list>
      <text:p text:style-name="P23"/>
      <text:p text:style-name="P23"><text:soft-page-break/><text:span text:style-name="T17">▪ </text:span><text:span text:style-name="T36">Обрабртка Изображений</text:span> – <text:span text:style-name="T49">Evotec Technologies</text:span></text:p>
      <text:p text:style-name="P23"><text:span text:style-name="T36">Декабрь</text:span> <text:span text:style-name="T49">2003 – </text:span><text:span text:style-name="T36">Май</text:span> <text:span text:style-name="T49">2006</text:span></text:p>
      <text:p text:style-name="P23"/>
      <text:p text:style-name="P23"><text:span text:style-name="T34">В 2003 работал как Разработчик ПО для обработки изображений в </text:span><text:span text:style-name="T48">Evotec</text:span> <text:span text:style-name="T48">Technologies</text:span><text:span text:style-name="T34">, Немецкая Фирма.</text:span></text:p>
      <text:p text:style-name="P36"><text:span text:style-name="T62">-</text:span><text:span text:style-name="T58"><text:tab/></text:span><text:span text:style-name="T34">Был ответственен за Разработку Скриптов Обработки Изображений.</text:span></text:p>
      <text:p text:style-name="P36"><text:span text:style-name="T62">-</text:span><text:span text:style-name="T58"><text:tab/></text:span><text:span text:style-name="T34">Реализовал много статистических алгоритмов визуализаций используя </text:span><text:span text:style-name="T48">Acapella</text:span> <text:span text:style-name="T34">Язык Программирования.</text:span></text:p>
      <text:p text:style-name="P36"><text:span text:style-name="T64">-</text:span><text:span text:style-name="T60"><text:tab/></text:span><text:span text:style-name="T34">Протестировал Разрабатываемое ПО</text:span><text:span text:style-name="T48">.</text:span></text:p>
      <text:p text:style-name="P21"/>
      <text:p text:style-name="P3"><text:span text:style-name="Lõigu_20_vaikefont"><text:span text:style-name="T37">Публикации</text:span></text:span><text:span text:style-name="Lõigu_20_vaikefont"><text:span text:style-name="T2">:</text:span></text:span><text:span text:style-name="Lõigu_20_vaikefont"><text:span text:style-name="T4"><text:tab/></text:span></text:span></text:p>
      <text:p text:style-name="P4"/>
      <text:list xml:id="list2138057287624468306" text:style-name="WW8Num3">
        <text:list-item text:start-value="1">
          <text:p text:style-name="P42"><text:span text:style-name="Lõigu_20_vaikefont"><text:span text:style-name="T9">Repinski, Urmas (2012). Model-based Verification with Error Localization and Error Correction for C Designs. </text:span></text:span><text:span text:style-name="Lõigu_20_vaikefont"><text:span text:style-name="T11">Программные продукты и системы, No 100, pp. 221 - 229.</text:span></text:span></text:p>
        </text:list-item>
        <text:list-item>
          <text:p text:style-name="P42"><text:span text:style-name="Lõigu_20_vaikefont"><text:span text:style-name="T11">Репинский, Урмас (2012). Нахождение и исправление ошибок в С дизайнах. Программные продукты и системы, N 100, стр. 229 - 237.</text:span></text:span></text:p>
        </text:list-item>
        <text:list-item>
          <text:p text:style-name="P42"><text:span text:style-name="Lõigu_20_vaikefont"><text:span text:style-name="T9">Repinski, Urmas; Raik, Jaan (2013). Comparison of Model-Based Error Localization Algorithms for C Designs. </text:span></text:span><text:span text:style-name="Lõigu_20_vaikefont"><text:span text:style-name="T4">East-West Design &amp; Test Symposium</text:span></text:span><text:span text:style-name="Lõigu_20_vaikefont"><text:span text:style-name="T9">, (1 - 4). IEEE Computer Society Press.</text:span></text:span></text:p>
        </text:list-item>
        <text:list-item>
          <text:p text:style-name="P42"><text:span text:style-name="Lõigu_20_vaikefont"><text:span text:style-name="T9">Bloem, Roderick; Drechsler, Rolf; Fey, Goerschwin; Finder, Alexander; Hofferek, Georg; Koenighofer, Robert; Raik, Jaan; Repinski, Urmas; Suelflow, Andre (2012). FoREnSiC - An Automatic Debugging Environment for C Programs. Haifa Verification Conference (1 - 6). IBM Research Labs, Haifa,</text:span></text:span><text:span text:style-name="Lõigu_20_vaikefont"><text:span text:style-name="T11"> Israel: IBM</text:span></text:span></text:p>
        </text:list-item>
      </text:list>
      <text:p text:style-name="P8"/>
      <text:p text:style-name="P4"><text:span text:style-name="T56">Языки</text:span><text:span text:style-name="T57">:</text:span></text:p>
      <text:p text:style-name="P6"/>
      <text:p text:style-name="P34"><text:span text:style-name="T15">▪ </text:span><text:span text:style-name="T19">Русский – родной</text:span></text:p>
      <text:p text:style-name="P29">▪ Английский – разговорный – очень хорошо, чтение – очень хорошо, письмо – очень хорошо</text:p>
      <text:p text:style-name="P29">▪ Эстонский – разговорный – очень хорошо, чтение – очень хорошо, письмо – очень хорош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imes New Roman1" svg:font-family="'Times New Roman', serif"/>
    <style:font-face style:name="OpenSymbol" svg:font-family="OpenSymbol, 'Arial Unicode MS'" style:font-family-generic="system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t" fo:country="E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t" fo:country="E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hyphenation-ladder-count="no-limit"/>
      <style:text-properties style:font-name="MS Sans Serif" fo:font-size="10pt" fo:language="en" fo:country="GB" style:font-name-asian="Times New Roman" style:font-size-asian="10pt" style:language-asian="ar" style:country-asian="SA" style:font-name-complex="Times New Roman" style:font-size-complex="10pt" style:language-complex="ar" style:country-complex="SA" fo:hyphenate="false" fo:hyphenation-remain-char-count="0" fo:hyphenation-push-char-count="0"/>
    </style:style>
    <style:style style:name="Normaallaad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oend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5.08cm" fo:margin-right="0cm" fo:margin-top="0cm" fo:margin-bottom="0cm" fo:hyphenation-ladder-count="no-limit" fo:text-indent="0cm" style:auto-text-indent="false" fo:keep-with-next="always">
        <style:tab-stops>
          <style:tab-stop style:position="0cm"/>
        </style:tab-stops>
      </style:paragraph-properties>
      <style:text-properties style:font-name="Times" fo:font-size="12pt" fo:font-weight="bold" style:font-size-asian="12pt" style:font-weight-asian="bold" style:font-name-complex="Times" fo:hyphenate="false" fo:hyphenation-remain-char-count="0" fo:hyphenation-push-char-count="0"/>
    </style:style>
    <style:style style:name="Plokktekst" style:family="paragraph" style:parent-style-name="Standard">
      <style:paragraph-properties loext:contextual-spacing="false" fo:margin-left="4.501cm" fo:margin-right="-0.762cm" fo:margin-top="0cm" fo:margin-bottom="0cm" fo:hyphenation-ladder-count="no-limit" fo:text-indent="-4.56cm" style:auto-text-indent="false">
        <style:tab-stops/>
      </style:paragraph-properties>
      <style:text-properties style:font-name="Times" fo:font-size="12pt" style:font-size-asian="12pt" style:font-name-complex="Times" fo:hyphenate="false" fo:hyphenation-remain-char-count="0" fo:hyphenation-push-char-count="0"/>
    </style:style>
    <style:style style:name="Normal_20__2b__20_Space_20_After" style:display-name="Normal + Space After" style:family="paragraph" style:parent-style-name="Standard">
      <style:paragraph-properties loext:contextual-spacing="false" fo:margin-top="0cm" fo:margin-bottom="0.141cm" fo:hyphenation-ladder-count="no-limit"/>
      <style:text-properties style:font-name="Garamond" fo:font-size="10.5pt" style:font-size-asian="10.5pt" style:font-name-complex="Garamond" style:font-size-complex="10.5pt" fo:hyphenate="false" fo:hyphenation-remain-char-count="0" fo:hyphenation-push-char-count="0"/>
    </style:style>
    <style:style style:name="ecxmsonormal" style:family="paragraph" style:parent-style-name="Standard">
      <style:paragraph-properties loext:contextual-spacing="false" fo:margin-top="0.176cm" fo:margin-bottom="0.176cm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Loendi_20_lõik" style:display-name="Loendi lõik" style:family="paragraph" style:parent-style-name="Standard">
      <style:paragraph-properties loext:contextual-spacing="false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õigu_20_vaikefont" style:display-name="Lõigu vaike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2pt" style:font-size-asian="12pt" style:font-name-complex="Symbol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 style:font-name-complex="Times New Roman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line-through-style="none" style:font-name="Symbol" fo:language="et" fo:country="EE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fo:language="en" fo:country="US" style:font-name-complex="OpenSymbol"/>
    </style:style>
    <style:style style:name="WW8Num8z0" style:family="text">
      <style:text-properties style:font-name="Symbol" fo:language="en" fo:country="US" style:font-name-complex="OpenSymbol"/>
    </style:style>
    <style:style style:name="WW8Num9z0" style:family="text">
      <style:text-properties style:text-line-through-style="none" style:font-name="Symbol" style:font-name-complex="OpenSymbol"/>
    </style:style>
    <style:style style:name="WW8Num10z0" style:family="text">
      <style:text-properties style:text-line-through-style="none"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8Num12z0" style:family="text">
      <style:text-properties style:font-name="Symbol" style:font-name-complex="OpenSymbol"/>
    </style:style>
    <style:style style:name="Heading_20_4_20_Char" style:display-name="Heading 4 Char" style:family="text" style:parent-style-name="Lõigu_20_vaikefont">
      <style:text-properties style:font-name="Times" fo:font-size="12pt" fo:language="en" fo:country="GB" fo:font-weight="bold" style:font-name-asian="Times New Roman" style:font-size-asian="12pt" style:language-asian="ar" style:country-asian="SA" style:font-weight-asian="bold" style:font-name-complex="Times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12pt" style:font-size-asian="12pt" style:font-name-complex="Symbol" style:font-size-complex="12pt"/>
    </style:style>
    <style:style style:name="WW_5f_CharLFO3LVL1" style:display-name="WW_CharLFO3LVL1" style:family="text">
      <style:text-properties fo:language="ru" fo:country="RU" style:font-name-complex="Times New Roman"/>
    </style:style>
    <style:style style:name="WW_5f_CharLFO4LVL1" style:display-name="WW_CharLFO4LVL1" style:family="text">
      <style:text-properties style:text-line-through-style="none" style:font-name="Symbol" fo:language="et" fo:country="EE" style:font-name-complex="OpenSymbol"/>
    </style:style>
    <style:style style:name="WW_5f_CharLFO4LVL2" style:display-name="WW_CharLFO4LVL2" style:family="text">
      <style:text-properties style:text-line-through-style="none" style:font-name="Symbol" fo:language="et" fo:country="EE" style:font-name-complex="OpenSymbol"/>
    </style:style>
    <style:style style:name="WW_5f_CharLFO4LVL3" style:display-name="WW_CharLFO4LVL3" style:family="text">
      <style:text-properties style:text-line-through-style="none" style:font-name="Symbol" fo:language="et" fo:country="EE" style:font-name-complex="OpenSymbol"/>
    </style:style>
    <style:style style:name="WW_5f_CharLFO4LVL4" style:display-name="WW_CharLFO4LVL4" style:family="text">
      <style:text-properties style:text-line-through-style="none" style:font-name="Symbol" fo:language="et" fo:country="EE" style:font-name-complex="OpenSymbol"/>
    </style:style>
    <style:style style:name="WW_5f_CharLFO4LVL5" style:display-name="WW_CharLFO4LVL5" style:family="text">
      <style:text-properties style:text-line-through-style="none" style:font-name="Symbol" fo:language="et" fo:country="EE" style:font-name-complex="OpenSymbol"/>
    </style:style>
    <style:style style:name="WW_5f_CharLFO4LVL6" style:display-name="WW_CharLFO4LVL6" style:family="text">
      <style:text-properties style:text-line-through-style="none" style:font-name="Symbol" fo:language="et" fo:country="EE" style:font-name-complex="OpenSymbol"/>
    </style:style>
    <style:style style:name="WW_5f_CharLFO4LVL7" style:display-name="WW_CharLFO4LVL7" style:family="text">
      <style:text-properties style:text-line-through-style="none" style:font-name="Symbol" fo:language="et" fo:country="EE" style:font-name-complex="OpenSymbol"/>
    </style:style>
    <style:style style:name="WW_5f_CharLFO4LVL8" style:display-name="WW_CharLFO4LVL8" style:family="text">
      <style:text-properties style:text-line-through-style="none" style:font-name="Symbol" fo:language="et" fo:country="EE" style:font-name-complex="OpenSymbol"/>
    </style:style>
    <style:style style:name="WW_5f_CharLFO4LVL9" style:display-name="WW_CharLFO4LVL9" style:family="text">
      <style:text-properties style:text-line-through-style="none" style:font-name="Symbol" fo:language="et" fo:country="EE" style:font-name-complex="OpenSymbol"/>
    </style:style>
    <style:style style:name="WW_5f_CharLFO5LVL1" style:display-name="WW_CharLFO5LVL1" style:family="text">
      <style:text-properties style:font-name="Symbol" style:font-name-complex="OpenSymbol"/>
    </style:style>
    <style:style style:name="WW_5f_CharLFO5LVL2" style:display-name="WW_CharLFO5LVL2" style:family="text">
      <style:text-properties style:font-name="Symbol" style:font-name-complex="OpenSymbol"/>
    </style:style>
    <style:style style:name="WW_5f_CharLFO5LVL3" style:display-name="WW_CharLFO5LVL3" style:family="text">
      <style:text-properties style:font-name="Symbol" style:font-name-complex="OpenSymbol"/>
    </style:style>
    <style:style style:name="WW_5f_CharLFO5LVL4" style:display-name="WW_CharLFO5LVL4" style:family="text">
      <style:text-properties style:font-name="Symbol" style:font-name-complex="OpenSymbol"/>
    </style:style>
    <style:style style:name="WW_5f_CharLFO5LVL5" style:display-name="WW_CharLFO5LVL5" style:family="text">
      <style:text-properties style:font-name="Symbol" style:font-name-complex="OpenSymbol"/>
    </style:style>
    <style:style style:name="WW_5f_CharLFO5LVL6" style:display-name="WW_CharLFO5LVL6" style:family="text">
      <style:text-properties style:font-name="Symbol" style:font-name-complex="OpenSymbol"/>
    </style:style>
    <style:style style:name="WW_5f_CharLFO5LVL7" style:display-name="WW_CharLFO5LVL7" style:family="text">
      <style:text-properties style:font-name="Symbol" style:font-name-complex="OpenSymbol"/>
    </style:style>
    <style:style style:name="WW_5f_CharLFO5LVL8" style:display-name="WW_CharLFO5LVL8" style:family="text">
      <style:text-properties style:font-name="Symbol" style:font-name-complex="OpenSymbol"/>
    </style:style>
    <style:style style:name="WW_5f_CharLFO5LVL9" style:display-name="WW_CharLFO5LVL9" style:family="text">
      <style:text-properties style:font-name="Symbol" style:font-name-complex="OpenSymbol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Symbol" style:font-name-complex="OpenSymbol"/>
    </style:style>
    <style:style style:name="WW_5f_CharLFO6LVL3" style:display-name="WW_CharLFO6LVL3" style:family="text">
      <style:text-properties style:font-name="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Symbol" style:font-name-complex="OpenSymbol"/>
    </style:style>
    <style:style style:name="WW_5f_CharLFO6LVL6" style:display-name="WW_CharLFO6LVL6" style:family="text">
      <style:text-properties style:font-name="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Symbol" style:font-name-complex="OpenSymbol"/>
    </style:style>
    <style:style style:name="WW_5f_CharLFO6LVL9" style:display-name="WW_CharLFO6LVL9" style:family="text">
      <style:text-properties style:font-name="Symbol" style:font-name-complex="OpenSymbol"/>
    </style:style>
    <style:style style:name="WW_5f_CharLFO7LVL1" style:display-name="WW_CharLFO7LVL1" style:family="text">
      <style:text-properties style:font-name="Symbol" fo:language="en" fo:country="US" style:font-name-complex="OpenSymbol"/>
    </style:style>
    <style:style style:name="WW_5f_CharLFO7LVL2" style:display-name="WW_CharLFO7LVL2" style:family="text">
      <style:text-properties style:font-name="Symbol" fo:language="en" fo:country="US" style:font-name-complex="OpenSymbol"/>
    </style:style>
    <style:style style:name="WW_5f_CharLFO7LVL3" style:display-name="WW_CharLFO7LVL3" style:family="text">
      <style:text-properties style:font-name="Symbol" fo:language="en" fo:country="US" style:font-name-complex="OpenSymbol"/>
    </style:style>
    <style:style style:name="WW_5f_CharLFO7LVL4" style:display-name="WW_CharLFO7LVL4" style:family="text">
      <style:text-properties style:font-name="Symbol" fo:language="en" fo:country="US" style:font-name-complex="OpenSymbol"/>
    </style:style>
    <style:style style:name="WW_5f_CharLFO7LVL5" style:display-name="WW_CharLFO7LVL5" style:family="text">
      <style:text-properties style:font-name="Symbol" fo:language="en" fo:country="US" style:font-name-complex="OpenSymbol"/>
    </style:style>
    <style:style style:name="WW_5f_CharLFO7LVL6" style:display-name="WW_CharLFO7LVL6" style:family="text">
      <style:text-properties style:font-name="Symbol" fo:language="en" fo:country="US" style:font-name-complex="OpenSymbol"/>
    </style:style>
    <style:style style:name="WW_5f_CharLFO7LVL7" style:display-name="WW_CharLFO7LVL7" style:family="text">
      <style:text-properties style:font-name="Symbol" fo:language="en" fo:country="US" style:font-name-complex="OpenSymbol"/>
    </style:style>
    <style:style style:name="WW_5f_CharLFO7LVL8" style:display-name="WW_CharLFO7LVL8" style:family="text">
      <style:text-properties style:font-name="Symbol" fo:language="en" fo:country="US" style:font-name-complex="OpenSymbol"/>
    </style:style>
    <style:style style:name="WW_5f_CharLFO7LVL9" style:display-name="WW_CharLFO7LVL9" style:family="text">
      <style:text-properties style:font-name="Symbol" fo:language="en" fo:country="US" style:font-name-complex="OpenSymbol"/>
    </style:style>
    <style:style style:name="WW_5f_CharLFO8LVL1" style:display-name="WW_CharLFO8LVL1" style:family="text">
      <style:text-properties style:font-name="Symbol" fo:language="en" fo:country="US" style:font-name-complex="OpenSymbol"/>
    </style:style>
    <style:style style:name="WW_5f_CharLFO8LVL2" style:display-name="WW_CharLFO8LVL2" style:family="text">
      <style:text-properties style:font-name="Symbol" fo:language="en" fo:country="US" style:font-name-complex="OpenSymbol"/>
    </style:style>
    <style:style style:name="WW_5f_CharLFO8LVL3" style:display-name="WW_CharLFO8LVL3" style:family="text">
      <style:text-properties style:font-name="Symbol" fo:language="en" fo:country="US" style:font-name-complex="OpenSymbol"/>
    </style:style>
    <style:style style:name="WW_5f_CharLFO8LVL4" style:display-name="WW_CharLFO8LVL4" style:family="text">
      <style:text-properties style:font-name="Symbol" fo:language="en" fo:country="US" style:font-name-complex="OpenSymbol"/>
    </style:style>
    <style:style style:name="WW_5f_CharLFO8LVL5" style:display-name="WW_CharLFO8LVL5" style:family="text">
      <style:text-properties style:font-name="Symbol" fo:language="en" fo:country="US" style:font-name-complex="OpenSymbol"/>
    </style:style>
    <style:style style:name="WW_5f_CharLFO8LVL6" style:display-name="WW_CharLFO8LVL6" style:family="text">
      <style:text-properties style:font-name="Symbol" fo:language="en" fo:country="US" style:font-name-complex="OpenSymbol"/>
    </style:style>
    <style:style style:name="WW_5f_CharLFO8LVL7" style:display-name="WW_CharLFO8LVL7" style:family="text">
      <style:text-properties style:font-name="Symbol" fo:language="en" fo:country="US" style:font-name-complex="OpenSymbol"/>
    </style:style>
    <style:style style:name="WW_5f_CharLFO8LVL8" style:display-name="WW_CharLFO8LVL8" style:family="text">
      <style:text-properties style:font-name="Symbol" fo:language="en" fo:country="US" style:font-name-complex="OpenSymbol"/>
    </style:style>
    <style:style style:name="WW_5f_CharLFO8LVL9" style:display-name="WW_CharLFO8LVL9" style:family="text">
      <style:text-properties style:font-name="Symbol" fo:language="en" fo:country="US" style:font-name-complex="OpenSymbol"/>
    </style:style>
    <style:style style:name="WW_5f_CharLFO9LVL1" style:display-name="WW_CharLFO9LVL1" style:family="text">
      <style:text-properties style:text-line-through-style="none" style:font-name="Symbol" style:font-name-complex="OpenSymbol"/>
    </style:style>
    <style:style style:name="WW_5f_CharLFO9LVL2" style:display-name="WW_CharLFO9LVL2" style:family="text">
      <style:text-properties style:text-line-through-style="none" style:font-name="Symbol" style:font-name-complex="OpenSymbol"/>
    </style:style>
    <style:style style:name="WW_5f_CharLFO9LVL3" style:display-name="WW_CharLFO9LVL3" style:family="text">
      <style:text-properties style:text-line-through-style="none" style:font-name="Symbol" style:font-name-complex="OpenSymbol"/>
    </style:style>
    <style:style style:name="WW_5f_CharLFO9LVL4" style:display-name="WW_CharLFO9LVL4" style:family="text">
      <style:text-properties style:text-line-through-style="none" style:font-name="Symbol" style:font-name-complex="OpenSymbol"/>
    </style:style>
    <style:style style:name="WW_5f_CharLFO9LVL5" style:display-name="WW_CharLFO9LVL5" style:family="text">
      <style:text-properties style:text-line-through-style="none" style:font-name="Symbol" style:font-name-complex="OpenSymbol"/>
    </style:style>
    <style:style style:name="WW_5f_CharLFO9LVL6" style:display-name="WW_CharLFO9LVL6" style:family="text">
      <style:text-properties style:text-line-through-style="none" style:font-name="Symbol" style:font-name-complex="OpenSymbol"/>
    </style:style>
    <style:style style:name="WW_5f_CharLFO9LVL7" style:display-name="WW_CharLFO9LVL7" style:family="text">
      <style:text-properties style:text-line-through-style="none" style:font-name="Symbol" style:font-name-complex="OpenSymbol"/>
    </style:style>
    <style:style style:name="WW_5f_CharLFO9LVL8" style:display-name="WW_CharLFO9LVL8" style:family="text">
      <style:text-properties style:text-line-through-style="none" style:font-name="Symbol" style:font-name-complex="OpenSymbol"/>
    </style:style>
    <style:style style:name="WW_5f_CharLFO9LVL9" style:display-name="WW_CharLFO9LVL9" style:family="text">
      <style:text-properties style:text-line-through-style="none" style:font-name="Symbol" style:font-name-complex="OpenSymbol"/>
    </style:style>
    <style:style style:name="WW_5f_CharLFO10LVL1" style:display-name="WW_CharLFO10LVL1" style:family="text">
      <style:text-properties style:text-line-through-style="none" style:font-name="Symbol" style:font-name-complex="OpenSymbol"/>
    </style:style>
    <style:style style:name="WW_5f_CharLFO10LVL2" style:display-name="WW_CharLFO10LVL2" style:family="text">
      <style:text-properties style:text-line-through-style="none" style:font-name="Symbol" style:font-name-complex="OpenSymbol"/>
    </style:style>
    <style:style style:name="WW_5f_CharLFO10LVL3" style:display-name="WW_CharLFO10LVL3" style:family="text">
      <style:text-properties style:text-line-through-style="none" style:font-name="Symbol" style:font-name-complex="OpenSymbol"/>
    </style:style>
    <style:style style:name="WW_5f_CharLFO10LVL4" style:display-name="WW_CharLFO10LVL4" style:family="text">
      <style:text-properties style:text-line-through-style="none" style:font-name="Symbol" style:font-name-complex="OpenSymbol"/>
    </style:style>
    <style:style style:name="WW_5f_CharLFO10LVL5" style:display-name="WW_CharLFO10LVL5" style:family="text">
      <style:text-properties style:text-line-through-style="none" style:font-name="Symbol" style:font-name-complex="OpenSymbol"/>
    </style:style>
    <style:style style:name="WW_5f_CharLFO10LVL6" style:display-name="WW_CharLFO10LVL6" style:family="text">
      <style:text-properties style:text-line-through-style="none" style:font-name="Symbol" style:font-name-complex="OpenSymbol"/>
    </style:style>
    <style:style style:name="WW_5f_CharLFO10LVL7" style:display-name="WW_CharLFO10LVL7" style:family="text">
      <style:text-properties style:text-line-through-style="none" style:font-name="Symbol" style:font-name-complex="OpenSymbol"/>
    </style:style>
    <style:style style:name="WW_5f_CharLFO10LVL8" style:display-name="WW_CharLFO10LVL8" style:family="text">
      <style:text-properties style:text-line-through-style="none" style:font-name="Symbol" style:font-name-complex="OpenSymbol"/>
    </style:style>
    <style:style style:name="WW_5f_CharLFO10LVL9" style:display-name="WW_CharLFO10LVL9" style:family="text">
      <style:text-properties style:text-line-through-style="none" style:font-name="Symbol" style:font-name-complex="OpenSymbol"/>
    </style:style>
    <style:style style:name="WW_5f_CharLFO11LVL1" style:display-name="WW_CharLFO11LVL1" style:family="text">
      <style:text-properties style:font-name="Symbol" style:font-name-complex="OpenSymbol"/>
    </style:style>
    <style:style style:name="WW_5f_CharLFO11LVL2" style:display-name="WW_CharLFO11LVL2" style:family="text">
      <style:text-properties style:font-name="Symbol" style:font-name-complex="OpenSymbol"/>
    </style:style>
    <style:style style:name="WW_5f_CharLFO11LVL3" style:display-name="WW_CharLFO11LVL3" style:family="text">
      <style:text-properties style:font-name="Symbol" style:font-name-complex="OpenSymbol"/>
    </style:style>
    <style:style style:name="WW_5f_CharLFO11LVL4" style:display-name="WW_CharLFO11LVL4" style:family="text">
      <style:text-properties style:font-name="Symbol" style:font-name-complex="OpenSymbol"/>
    </style:style>
    <style:style style:name="WW_5f_CharLFO11LVL5" style:display-name="WW_CharLFO11LVL5" style:family="text">
      <style:text-properties style:font-name="Symbol" style:font-name-complex="OpenSymbol"/>
    </style:style>
    <style:style style:name="WW_5f_CharLFO11LVL6" style:display-name="WW_CharLFO11LVL6" style:family="text">
      <style:text-properties style:font-name="Symbol" style:font-name-complex="OpenSymbol"/>
    </style:style>
    <style:style style:name="WW_5f_CharLFO11LVL7" style:display-name="WW_CharLFO11LVL7" style:family="text">
      <style:text-properties style:font-name="Symbol" style:font-name-complex="OpenSymbol"/>
    </style:style>
    <style:style style:name="WW_5f_CharLFO11LVL8" style:display-name="WW_CharLFO11LVL8" style:family="text">
      <style:text-properties style:font-name="Symbol" style:font-name-complex="OpenSymbol"/>
    </style:style>
    <style:style style:name="WW_5f_CharLFO11LVL9" style:display-name="WW_CharLFO11LVL9" style:family="text">
      <style:text-properties style:font-name="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space-before="0.635cm"/>
        <style:text-properties style:font-name="Symbol"/>
      </text:list-level-style-bullet>
      <text:list-level-style-number text:level="2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_5f_CharLFO3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">
        <style:list-level-properties/>
        <style:text-properties style:font-name="Symbol"/>
      </text:list-level-style-bullet>
      <text:list-level-style-bullet text:level="2" text:style-name="WW_5f_CharLFO4LVL2" text:bullet-char="">
        <style:list-level-properties/>
        <style:text-properties style:font-name="Symbol"/>
      </text:list-level-style-bullet>
      <text:list-level-style-bullet text:level="3" text:style-name="WW_5f_CharLFO4LVL3" text:bullet-char="">
        <style:list-level-properties/>
        <style:text-properties style:font-name="Symbol"/>
      </text:list-level-style-bullet>
      <text:list-level-style-bullet text:level="4" text:style-name="WW_5f_CharLFO4LVL4" text:bullet-char="">
        <style:list-level-properties/>
        <style:text-properties style:font-name="Symbol"/>
      </text:list-level-style-bullet>
      <text:list-level-style-bullet text:level="5" text:style-name="WW_5f_CharLFO4LVL5" text:bullet-char="">
        <style:list-level-properties/>
        <style:text-properties style:font-name="Symbol"/>
      </text:list-level-style-bullet>
      <text:list-level-style-bullet text:level="6" text:style-name="WW_5f_CharLFO4LVL6" text:bullet-char="">
        <style:list-level-properties/>
        <style:text-properties style:font-name="Symbol"/>
      </text:list-level-style-bullet>
      <text:list-level-style-bullet text:level="7" text:style-name="WW_5f_CharLFO4LVL7" text:bullet-char="">
        <style:list-level-properties/>
        <style:text-properties style:font-name="Symbol"/>
      </text:list-level-style-bullet>
      <text:list-level-style-bullet text:level="8" text:style-name="WW_5f_CharLFO4LVL8" text:bullet-char="">
        <style:list-level-properties/>
        <style:text-properties style:font-name="Symbol"/>
      </text:list-level-style-bullet>
      <text:list-level-style-bullet text:level="9" text:style-name="WW_5f_CharLFO4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">
        <style:list-level-properties/>
        <style:text-properties style:font-name="Symbol"/>
      </text:list-level-style-bullet>
      <text:list-level-style-bullet text:level="2" text:style-name="WW_5f_CharLFO5LVL2" text:bullet-char="">
        <style:list-level-properties/>
        <style:text-properties style:font-name="Symbol"/>
      </text:list-level-style-bullet>
      <text:list-level-style-bullet text:level="3" text:style-name="WW_5f_CharLFO5LVL3" text:bullet-char="">
        <style:list-level-properties/>
        <style:text-properties style:font-name="Symbol"/>
      </text:list-level-style-bullet>
      <text:list-level-style-bullet text:level="4" text:style-name="WW_5f_CharLFO5LVL4" text:bullet-char="">
        <style:list-level-properties/>
        <style:text-properties style:font-name="Symbol"/>
      </text:list-level-style-bullet>
      <text:list-level-style-bullet text:level="5" text:style-name="WW_5f_CharLFO5LVL5" text:bullet-char="">
        <style:list-level-properties/>
        <style:text-properties style:font-name="Symbol"/>
      </text:list-level-style-bullet>
      <text:list-level-style-bullet text:level="6" text:style-name="WW_5f_CharLFO5LVL6" text:bullet-char="">
        <style:list-level-properties/>
        <style:text-properties style:font-name="Symbol"/>
      </text:list-level-style-bullet>
      <text:list-level-style-bullet text:level="7" text:style-name="WW_5f_CharLFO5LVL7" text:bullet-char="">
        <style:list-level-properties/>
        <style:text-properties style:font-name="Symbol"/>
      </text:list-level-style-bullet>
      <text:list-level-style-bullet text:level="8" text:style-name="WW_5f_CharLFO5LVL8" text:bullet-char="">
        <style:list-level-properties/>
        <style:text-properties style:font-name="Symbol"/>
      </text:list-level-style-bullet>
      <text:list-level-style-bullet text:level="9" text:style-name="WW_5f_CharLFO5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">
        <style:list-level-properties/>
        <style:text-properties style:font-name="Symbol"/>
      </text:list-level-style-bullet>
      <text:list-level-style-bullet text:level="3" text:style-name="WW_5f_CharLFO6LVL3" text:bullet-char="">
        <style:list-level-properties/>
        <style:text-properties style:font-name="Symbol"/>
      </text:list-level-style-bullet>
      <text:list-level-style-bullet text:level="4" text:style-name="WW_5f_CharLFO6LVL4" text:bullet-char="">
        <style:list-level-properties/>
        <style:text-properties style:font-name="Symbol"/>
      </text:list-level-style-bullet>
      <text:list-level-style-bullet text:level="5" text:style-name="WW_5f_CharLFO6LVL5" text:bullet-char="">
        <style:list-level-properties/>
        <style:text-properties style:font-name="Symbol"/>
      </text:list-level-style-bullet>
      <text:list-level-style-bullet text:level="6" text:style-name="WW_5f_CharLFO6LVL6" text:bullet-char="">
        <style:list-level-properties/>
        <style:text-properties style:font-name="Symbol"/>
      </text:list-level-style-bullet>
      <text:list-level-style-bullet text:level="7" text:style-name="WW_5f_CharLFO6LVL7" text:bullet-char="">
        <style:list-level-properties/>
        <style:text-properties style:font-name="Symbol"/>
      </text:list-level-style-bullet>
      <text:list-level-style-bullet text:level="8" text:style-name="WW_5f_CharLFO6LVL8" text:bullet-char="">
        <style:list-level-properties/>
        <style:text-properties style:font-name="Symbol"/>
      </text:list-level-style-bullet>
      <text:list-level-style-bullet text:level="9" text:style-name="WW_5f_CharLFO6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">
        <style:list-level-properties/>
        <style:text-properties style:font-name="Symbol"/>
      </text:list-level-style-bullet>
      <text:list-level-style-bullet text:level="2" text:style-name="WW_5f_CharLFO7LVL2" text:bullet-char="">
        <style:list-level-properties/>
        <style:text-properties style:font-name="Symbol"/>
      </text:list-level-style-bullet>
      <text:list-level-style-bullet text:level="3" text:style-name="WW_5f_CharLFO7LVL3" text:bullet-char="">
        <style:list-level-properties/>
        <style:text-properties style:font-name="Symbol"/>
      </text:list-level-style-bullet>
      <text:list-level-style-bullet text:level="4" text:style-name="WW_5f_CharLFO7LVL4" text:bullet-char="">
        <style:list-level-properties/>
        <style:text-properties style:font-name="Symbol"/>
      </text:list-level-style-bullet>
      <text:list-level-style-bullet text:level="5" text:style-name="WW_5f_CharLFO7LVL5" text:bullet-char="">
        <style:list-level-properties/>
        <style:text-properties style:font-name="Symbol"/>
      </text:list-level-style-bullet>
      <text:list-level-style-bullet text:level="6" text:style-name="WW_5f_CharLFO7LVL6" text:bullet-char="">
        <style:list-level-properties/>
        <style:text-properties style:font-name="Symbol"/>
      </text:list-level-style-bullet>
      <text:list-level-style-bullet text:level="7" text:style-name="WW_5f_CharLFO7LVL7" text:bullet-char="">
        <style:list-level-properties/>
        <style:text-properties style:font-name="Symbol"/>
      </text:list-level-style-bullet>
      <text:list-level-style-bullet text:level="8" text:style-name="WW_5f_CharLFO7LVL8" text:bullet-char="">
        <style:list-level-properties/>
        <style:text-properties style:font-name="Symbol"/>
      </text:list-level-style-bullet>
      <text:list-level-style-bullet text:level="9" text:style-name="WW_5f_CharLFO7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">
        <style:list-level-properties/>
        <style:text-properties style:font-name="Symbol"/>
      </text:list-level-style-bullet>
      <text:list-level-style-bullet text:level="2" text:style-name="WW_5f_CharLFO8LVL2" text:bullet-char="">
        <style:list-level-properties/>
        <style:text-properties style:font-name="Symbol"/>
      </text:list-level-style-bullet>
      <text:list-level-style-bullet text:level="3" text:style-name="WW_5f_CharLFO8LVL3" text:bullet-char="">
        <style:list-level-properties/>
        <style:text-properties style:font-name="Symbol"/>
      </text:list-level-style-bullet>
      <text:list-level-style-bullet text:level="4" text:style-name="WW_5f_CharLFO8LVL4" text:bullet-char="">
        <style:list-level-properties/>
        <style:text-properties style:font-name="Symbol"/>
      </text:list-level-style-bullet>
      <text:list-level-style-bullet text:level="5" text:style-name="WW_5f_CharLFO8LVL5" text:bullet-char="">
        <style:list-level-properties/>
        <style:text-properties style:font-name="Symbol"/>
      </text:list-level-style-bullet>
      <text:list-level-style-bullet text:level="6" text:style-name="WW_5f_CharLFO8LVL6" text:bullet-char="">
        <style:list-level-properties/>
        <style:text-properties style:font-name="Symbol"/>
      </text:list-level-style-bullet>
      <text:list-level-style-bullet text:level="7" text:style-name="WW_5f_CharLFO8LVL7" text:bullet-char="">
        <style:list-level-properties/>
        <style:text-properties style:font-name="Symbol"/>
      </text:list-level-style-bullet>
      <text:list-level-style-bullet text:level="8" text:style-name="WW_5f_CharLFO8LVL8" text:bullet-char="">
        <style:list-level-properties/>
        <style:text-properties style:font-name="Symbol"/>
      </text:list-level-style-bullet>
      <text:list-level-style-bullet text:level="9" text:style-name="WW_5f_CharLFO8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">
        <style:list-level-properties/>
        <style:text-properties style:font-name="Symbol"/>
      </text:list-level-style-bullet>
      <text:list-level-style-bullet text:level="2" text:style-name="WW_5f_CharLFO9LVL2" text:bullet-char="">
        <style:list-level-properties/>
        <style:text-properties style:font-name="Symbol"/>
      </text:list-level-style-bullet>
      <text:list-level-style-bullet text:level="3" text:style-name="WW_5f_CharLFO9LVL3" text:bullet-char="">
        <style:list-level-properties/>
        <style:text-properties style:font-name="Symbol"/>
      </text:list-level-style-bullet>
      <text:list-level-style-bullet text:level="4" text:style-name="WW_5f_CharLFO9LVL4" text:bullet-char="">
        <style:list-level-properties/>
        <style:text-properties style:font-name="Symbol"/>
      </text:list-level-style-bullet>
      <text:list-level-style-bullet text:level="5" text:style-name="WW_5f_CharLFO9LVL5" text:bullet-char="">
        <style:list-level-properties/>
        <style:text-properties style:font-name="Symbol"/>
      </text:list-level-style-bullet>
      <text:list-level-style-bullet text:level="6" text:style-name="WW_5f_CharLFO9LVL6" text:bullet-char="">
        <style:list-level-properties/>
        <style:text-properties style:font-name="Symbol"/>
      </text:list-level-style-bullet>
      <text:list-level-style-bullet text:level="7" text:style-name="WW_5f_CharLFO9LVL7" text:bullet-char="">
        <style:list-level-properties/>
        <style:text-properties style:font-name="Symbol"/>
      </text:list-level-style-bullet>
      <text:list-level-style-bullet text:level="8" text:style-name="WW_5f_CharLFO9LVL8" text:bullet-char="">
        <style:list-level-properties/>
        <style:text-properties style:font-name="Symbol"/>
      </text:list-level-style-bullet>
      <text:list-level-style-bullet text:level="9" text:style-name="WW_5f_CharLFO9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">
        <style:list-level-properties/>
        <style:text-properties style:font-name="Symbol"/>
      </text:list-level-style-bullet>
      <text:list-level-style-bullet text:level="2" text:style-name="WW_5f_CharLFO10LVL2" text:bullet-char="">
        <style:list-level-properties/>
        <style:text-properties style:font-name="Symbol"/>
      </text:list-level-style-bullet>
      <text:list-level-style-bullet text:level="3" text:style-name="WW_5f_CharLFO10LVL3" text:bullet-char="">
        <style:list-level-properties/>
        <style:text-properties style:font-name="Symbol"/>
      </text:list-level-style-bullet>
      <text:list-level-style-bullet text:level="4" text:style-name="WW_5f_CharLFO10LVL4" text:bullet-char="">
        <style:list-level-properties/>
        <style:text-properties style:font-name="Symbol"/>
      </text:list-level-style-bullet>
      <text:list-level-style-bullet text:level="5" text:style-name="WW_5f_CharLFO10LVL5" text:bullet-char="">
        <style:list-level-properties/>
        <style:text-properties style:font-name="Symbol"/>
      </text:list-level-style-bullet>
      <text:list-level-style-bullet text:level="6" text:style-name="WW_5f_CharLFO10LVL6" text:bullet-char="">
        <style:list-level-properties/>
        <style:text-properties style:font-name="Symbol"/>
      </text:list-level-style-bullet>
      <text:list-level-style-bullet text:level="7" text:style-name="WW_5f_CharLFO10LVL7" text:bullet-char="">
        <style:list-level-properties/>
        <style:text-properties style:font-name="Symbol"/>
      </text:list-level-style-bullet>
      <text:list-level-style-bullet text:level="8" text:style-name="WW_5f_CharLFO10LVL8" text:bullet-char="">
        <style:list-level-properties/>
        <style:text-properties style:font-name="Symbol"/>
      </text:list-level-style-bullet>
      <text:list-level-style-bullet text:level="9" text:style-name="WW_5f_CharLFO10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1LVL1" text:bullet-char="">
        <style:list-level-properties/>
        <style:text-properties style:font-name="Symbol"/>
      </text:list-level-style-bullet>
      <text:list-level-style-bullet text:level="2" text:style-name="WW_5f_CharLFO11LVL2" text:bullet-char="">
        <style:list-level-properties/>
        <style:text-properties style:font-name="Symbol"/>
      </text:list-level-style-bullet>
      <text:list-level-style-bullet text:level="3" text:style-name="WW_5f_CharLFO11LVL3" text:bullet-char="">
        <style:list-level-properties/>
        <style:text-properties style:font-name="Symbol"/>
      </text:list-level-style-bullet>
      <text:list-level-style-bullet text:level="4" text:style-name="WW_5f_CharLFO11LVL4" text:bullet-char="">
        <style:list-level-properties/>
        <style:text-properties style:font-name="Symbol"/>
      </text:list-level-style-bullet>
      <text:list-level-style-bullet text:level="5" text:style-name="WW_5f_CharLFO11LVL5" text:bullet-char="">
        <style:list-level-properties/>
        <style:text-properties style:font-name="Symbol"/>
      </text:list-level-style-bullet>
      <text:list-level-style-bullet text:level="6" text:style-name="WW_5f_CharLFO11LVL6" text:bullet-char="">
        <style:list-level-properties/>
        <style:text-properties style:font-name="Symbol"/>
      </text:list-level-style-bullet>
      <text:list-level-style-bullet text:level="7" text:style-name="WW_5f_CharLFO11LVL7" text:bullet-char="">
        <style:list-level-properties/>
        <style:text-properties style:font-name="Symbol"/>
      </text:list-level-style-bullet>
      <text:list-level-style-bullet text:level="8" text:style-name="WW_5f_CharLFO11LVL8" text:bullet-char="">
        <style:list-level-properties/>
        <style:text-properties style:font-name="Symbol"/>
      </text:list-level-style-bullet>
      <text:list-level-style-bullet text:level="9" text:style-name="WW_5f_CharLFO11LVL9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Урмас</meta:initial-creator>
    <meta:creation-date>2014-06-17T09:22:00Z</meta:creation-date>
    <dc:date>2025-08-29T12:08:00.47</dc:date>
    <meta:editing-cycles>20</meta:editing-cycles>
    <meta:editing-duration>PT47M54S</meta:editing-duration>
    <dc:creator>Урмас </dc:creator>
    <meta:document-statistic meta:table-count="0" meta:image-count="1" meta:object-count="0" meta:page-count="5" meta:paragraph-count="108" meta:word-count="954" meta:character-count="7141"/>
    <meta:user-defined meta:name="AppVersion">14.0000</meta:user-defined>
    <meta:user-defined meta:name="Company">North Lanarkshire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CV_English_Urmas_Repinski_17.10.2015.odt/Normal"/>
  </office:meta>
</office:document-meta>
</file>